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1F10000003C1450BB96.eps"/>
  <manifest:file-entry manifest:media-type="" manifest:full-path="Pictures/200000020000011C00000040BD917FFE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margin-left="0cm" fo:margin-right="0cm" fo:text-indent="0cm"/>
      <style:text-properties fo:font-size="32pt" fo:language="ru" fo:country="RU" style:font-size-asian="32pt" style:font-size-complex="32pt"/>
    </style:style>
    <style:style style:name="P4" style:family="paragraph">
      <style:paragraph-properties fo:margin-left="0cm" fo:margin-right="0cm" fo:text-indent="0cm"/>
      <style:text-properties fo:language="ru" fo:country="RU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1.2cm" fo:margin-right="0cm" fo:text-indent="-0.9cm"/>
      <style:text-properties fo:language="ru" fo:country="RU"/>
    </style:style>
    <style:style style:name="P7" style:family="paragraph">
      <style:paragraph-properties fo:text-align="center"/>
    </style:style>
    <style:style style:name="T1" style:family="text">
      <style:text-properties fo:font-size="32pt" fo:language="ru" fo:country="RU" style:font-size-asian="32pt" style:font-size-complex="32pt"/>
    </style:style>
    <style:style style:name="T2" style:family="text">
      <style:text-properties fo:language="ru" fo:country="RU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3" draw:layer="layout" svg:width="25.199cm" svg:height="18.279cm" svg:x="1.4cm" svg:y="0.665cm" presentation:class="subtitle" presentation:user-transformed="true">
          <draw:text-box>
            <text:p text:style-name="P1"><text:span text:style-name="T1"><text:s text:c="5"/></text:span><text:span text:style-name="T1">Разработка набора инструментов для поиска электронных книг в Интернете. Серверная часть, обеспечивающая верификацию, обновление данных и взаимодействие с клиентскими программами </text:span></text:p>
            <text:p text:style-name="P1"><text:span text:style-name="T1">И пользователем.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2"><text:span text:style-name="T1">Студентка Е. А. Тузова</text:span></text:p>
            <text:p text:style-name="P2"><text:span text:style-name="T1">Руководитель Н. М. Пульцин</text:span></text:p>
            <text:p text:style-name="P2"><text:span text:style-name="T1"/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256cm" svg:x="1.4cm" svg:y="0.962cm" presentation:class="title">
          <draw:text-box>
            <text:p text:style-name="P1"><text:span text:style-name="T2">План рассказа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Описание проблемы</text:span></text:p>
              </text:list-item>
            </text:list>
            <text:list text:style-name="L2">
              <text:list-item>
                <text:p text:style-name="P5"><text:span text:style-name="T2">Обзор существующих</text:span> <text:span text:style-name="T2">решений</text:span></text:p>
              </text:list-item>
            </text:list>
            <text:list text:style-name="L2">
              <text:list-item>
                <text:p text:style-name="P5"><text:span text:style-name="T2">Описание системы в целом</text:span></text:p>
              </text:list-item>
            </text:list>
            <text:list text:style-name="L2">
              <text:list-item>
                <text:p text:style-name="P5"><text:span text:style-name="T2">Описание внутренней структуры системы</text:span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256cm" svg:x="1.4cm" svg:y="0.962cm" presentation:class="title">
          <draw:text-box>
            <text:p text:style-name="P1"><text:span text:style-name="T2">Описание проблемы</text:span></text:p>
          </draw:text-box>
        </draw:frame>
        <draw:frame presentation:style-name="pr4" draw:text-style-name="P6" draw:layer="layout" svg:width="25.199cm" svg:height="13.859cm" svg:x="1.4cm" svg:y="4.914cm" presentation:class="outline">
          <draw:text-box>
            <text:list text:style-name="L2">
              <text:list-item>
                <text:p text:style-name="P5"><text:span text:style-name="T2">История (библиотеки, книжные магазины)</text:span></text:p>
              </text:list-item>
            </text:list>
            <text:list text:style-name="L2">
              <text:list-item>
                <text:p text:style-name="P5"><text:span text:style-name="T2">Интернет (электронные библиотеки)</text:span></text:p>
              </text:list-item>
            </text:list>
            <text:list text:style-name="L2">
              <text:list-item>
                <text:p text:style-name="P5"><text:span text:style-name="T2">Проблема поиска</text:span></text:p>
              </text:list-item>
            </text:list>
            <text:list text:style-name="L2">
              <text:list-item>
                <text:p text:style-name="P5"><text:span text:style-name="T2">Проблема единого интерфейса</text:span></text:p>
              </text:list-item>
            </text:list>
            <text:list text:style-name="L2">
              <text:list-item>
                <text:p text:style-name="P5"><text:span text:style-name="T2">Проблема многих форматов книг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>
          <draw:text-box>
            <text:p text:style-name="P1"><text:span text:style-name="T2">Обзор существующих</text:span> <text:span text:style-name="T2">решений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5">Google books</text:p>
              </text:list-item>
            </text:list>
            <text:list text:style-name="L2">
              <text:list-item>
                <text:p text:style-name="P5"><text:span text:style-name="T2">Проект eBdb</text:span></text:p>
              </text:list-item>
            </text:list>
            <text:list text:style-name="L2">
              <text:list-item>
                <text:p text:style-name="P5"><text:span text:style-name="T2">Amazon Kindle, Sony Reader</text:span></text:p>
              </text:list-item>
            </text:list>
            <text:list text:style-name="L2">
              <text:list-item>
                <text:p text:style-name="P5"><text:span text:style-name="T2">OPDS</text:span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5"><text:span text:style-name="T2">BookServ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1" draw:layer="layout" svg:width="25.199cm" svg:height="3.256cm" svg:x="1.4cm" svg:y="0.962cm" presentation:class="title">
          <draw:text-box>
            <text:p text:style-name="P1"><text:span text:style-name="T2">Описание системы в целом</text:span></text:p>
          </draw:text-box>
        </draw:frame>
        <draw:frame presentation:style-name="pr4" draw:text-style-name="P6" draw:layer="layout" svg:width="25.199cm" svg:height="13.859cm" svg:x="1.4cm" svg:y="4.914cm" presentation:class="outline">
          <draw:text-box>
            <text:list text:style-name="L2">
              <text:list-item>
                <text:p text:style-name="P5"><text:span text:style-name="T2">Сервер и клиентская часть</text:span></text:p>
              </text:list-item>
            </text:list>
          </draw:text-box>
        </draw:frame>
        <draw:frame draw:style-name="gr2" draw:text-style-name="P7" draw:layer="layout" svg:width="19.685cm" svg:height="7.778cm" svg:x="2.54cm" svg:y="8.89cm">
          <draw:image xlink:href="Pictures/200000020000011C00000040BD917FFE.eps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1" draw:layer="layout" svg:width="25.199cm" svg:height="3.855cm" svg:x="1.4cm" svg:y="0.663cm" presentation:class="title" presentation:user-transformed="true">
          <draw:text-box>
            <text:p text:style-name="P1"><text:span text:style-name="T2">Описание внутренней структуры системы</text:span></text:p>
          </draw:text-box>
        </draw:frame>
        <draw:frame presentation:style-name="pr4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Описание сервера</text:span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</draw:text-box>
        </draw:frame>
        <draw:frame draw:style-name="gr2" draw:text-style-name="P7" draw:layer="layout" svg:width="24.13cm" svg:height="5.08cm" svg:x="1.905cm" svg:y="9.525cm">
          <draw:image xlink:href="Pictures/20000002000001F10000003C1450BB96.eps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1" draw:layer="layout" svg:width="25.199cm" svg:height="3.256cm" svg:x="1.4cm" svg:y="0.962cm" presentation:class="title">
          <draw:text-box>
            <text:p text:style-name="P1"><text:span text:style-name="T2">Задачи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Задача обновления информации</text:span></text:p>
              </text:list-item>
            </text:list>
            <text:list text:style-name="L2">
              <text:list-item>
                <text:p text:style-name="P5"><text:span text:style-name="T2">Задача верификации данных</text:span></text:p>
              </text:list-item>
            </text:list>
            <text:list text:style-name="L2">
              <text:list-item>
                <text:p text:style-name="P5"><text:span text:style-name="T2">Задача предоставления информации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1" draw:layer="layout" svg:width="25.199cm" svg:height="3.256cm" svg:x="1.4cm" svg:y="0.962cm" presentation:class="title" presentation:user-transformed="true">
          <draw:text-box>
            <text:p text:style-name="P1"><text:span text:style-name="T2">Задача обновления информации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определение жанра книги</text:span></text:p>
              </text:list-item>
            </text:list>
            <text:list text:style-name="L2">
              <text:list-item>
                <text:p text:style-name="P5"><text:span text:style-name="T2">Поиск информации на внешних ресурсах</text:span></text:p>
              </text:list-item>
            </text:list>
            <text:list text:style-name="L2">
              <text:list-item>
                <text:p text:style-name="P5"><text:span text:style-name="T2">Извлечение информации из форматов epub и fb2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1" draw:layer="layout" svg:width="25.199cm" svg:height="3.256cm" svg:x="1.4cm" svg:y="0.962cm" presentation:class="title">
          <draw:text-box>
            <text:p text:style-name="P1"><text:span text:style-name="T2">Задача определения жанра книги</text:span></text:p>
          </draw:text-box>
        </draw:frame>
        <draw:frame presentation:style-name="pr4" draw:text-style-name="P6" draw:layer="layout" svg:width="25.199cm" svg:height="13.859cm" svg:x="1.4cm" svg:y="4.914cm" presentation:class="outline">
          <draw:text-box>
            <text:list text:style-name="L2">
              <text:list-item>
                <text:p text:style-name="P5"><text:span text:style-name="T2">Постановка</text:span></text:p>
              </text:list-item>
            </text:list>
            <text:list text:style-name="L2">
              <text:list-item>
                <text:p text:style-name="P5"><text:span text:style-name="T2">Сравнение разных техник</text:span><text:span text:style-name="T2"><text:tab/></text:span><text:span text:style-name="T2"><text:tab/></text:span><text:span text:style-name="T2"><text:tab/></text:span><text:span text:style-name="T2"><text:tab/></text:span></text:p>
              </text:list-item>
            </text:list>
            <text:list text:style-name="L2">
              <text:list-item>
                <text:p text:style-name="P5"><text:span text:style-name="T2">Реализация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1" draw:layer="layout" svg:width="25.199cm" svg:height="3.256cm" svg:x="1.4cm" svg:y="0.962cm" presentation:class="title">
          <draw:text-box>
            <text:p text:style-name="P1"><text:span text:style-name="T2">Заключение</text:span></text:p>
          </draw:text-box>
        </draw:frame>
        <draw:frame presentation:style-name="pr4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Для обновления информации реализован самообучающийся классификатор, позволяющий предсказать жанр книги по её аннотации.</text:span></text:p>
              </text:list-item>
            </text:list>
            <text:list text:style-name="L2">
              <text:list-item>
                <text:p text:style-name="P5"><text:span text:style-name="T2">Реализован поиск дополнительной информации и извлечение информации из форматов ePub и FB2</text:span></text:p>
              </text:list-item>
            </text:list>
            <text:list text:style-name="L2">
              <text:list-item>
                <text:p text:style-name="P5"><text:span text:style-name="T2">Усовершенствован стандартный интерфейс администратора, предоставляемый фреймворком Django.</text:span></text:p>
              </text:list-item>
            </text:list>
            <text:list text:style-name="L2">
              <text:list-item>
                <text:p text:style-name="P5"><text:span text:style-name="T2">Реализовано предоставление данных в xHTML виде для пользователей и по протоколу OPDS для клиентских программ.</text:span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113cm" svg:height="1.48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113cm" svg:height="1.484cm" svg:x="11.886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113cm" svg:height="1.484cm" svg:x="0cm" svg:y="28.2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113cm" svg:height="1.484cm" svg:x="11.886cm" svg:y="28.215cm" presentation:class="page-number">
        <draw:text-box>
          <text:p text:style-name="P2"><text:span text:style-name="T1"><text:page-number>2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2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10-05-23T21:58:58</meta:creation-date>
    <dc:date>2010-05-24T19:39:34</dc:date>
    <meta:editing-cycles>20</meta:editing-cycles>
    <meta:editing-duration>PT11H34M6S</meta:editing-duration>
    <meta:user-defined meta:name="Info 1"/>
    <meta:user-defined meta:name="Info 2"/>
    <meta:user-defined meta:name="Info 3"/>
    <meta:user-defined meta:name="Info 4"/>
    <meta:document-statistic meta:object-count="62"/>
  </office:meta>
</office:document-meta>
</file>